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office:automatic-styles>
  <office:body>
    <office:text>
      <text:p text:style-name="Title">All for Naught in the Pipeline Industry? When Learning Does Not Solve the Problem</text:p>
      <text:p text:style-name="Text_20_body">Running head: ALL FOR NAUGHT IN THE PIPELINE INDUSTRY? 1</text:p>
      <text:h text:style-name="Heading_20_2" text:outline-level="2">All for Naught in the Pipeline Industry? When Learning Does Not Solve the Problem</text:h>
      <text:p text:style-name="First_20_paragraph"><text:line-break/></text:p>
      <text:p text:style-name="Text_20_body">Julian Barg<text:line-break/>barg.julian@gmail.com</text:p>
      <text:p text:style-name="Text_20_body"><text:line-break/>Ivey Business School<text:line-break/></text:p>
      <text:h text:style-name="Heading_20_3" text:outline-level="3">Abstract</text:h>
      <text:p text:style-name="First_20_paragraph">Pipeline spills are both frequent and serious pollution events. Since the 1990s, the industry has made great strides in developing computerized equipment to prevent and control leaks. Yet, pipeline spills today are almost as prevalent as they were in the 1980s, raising the question of why technology does not allow us to overcome the problem of normal accidents, even in simple systems. This paper juxtaposes learning in the pipeline industry on the incident and population level. The results indicate that broad, sweeping technological changes can miss the mark. Social processes, including the regulator that is supposed to act as a watchdog, can function to mask this problem by promoting the technological "solution".</text:p>
      <text:h text:style-name="Heading_20_3" text:outline-level="3"/>
      <text:h text:style-name="Heading_20_2" text:outline-level="2">All for Naught in the Pipeline Industry? When Learning Does Not Solve the Problem</text:h>
      <text:h text:style-name="Heading_20_3" text:outline-level="3"/>
      <text:p text:style-name="First_20_paragraph">Organizational learning comes down to choices. Firms can either invest in improving existing technology, or develop new technology (<text:a xlink:type="simple" xlink:href="#XMarch1991" office:name=""><text:span text:style-name="Definition">March</text:span></text:a> <text:a xlink:type="simple" xlink:href="#XMarch1991" office:name=""><text:span text:style-name="Definition">1991</text:span></text:a>). Investing in the "wrong" technology can lead to technological lock-ins (<text:a xlink:type="simple" xlink:href="#XLevinthal1993" office:name=""><text:span text:style-name="Definition">Levinthal &amp; March</text:span></text:a> <text:a xlink:type="simple" xlink:href="#XLevinthal1993" office:name=""><text:span text:style-name="Definition">1993</text:span></text:a>). The actors in the pipeline industry have selected a number of technological solutions to resolve their most pressing issues. In terms of direct, regular environmental impacts, the industry is performing well. Transporting liquids by pipeline (or by pipe in general for that matter) is much more efficient than the alternatives, transport by rail or truck. But the industry is regularly shook by spills. When a pipeline spill occurs, the oil quickly infiltrates the soil and seeps into the groundwater.<text:a xlink:type="simple" xlink:href="main2.html#fn1x0" office:name=""><text:span text:style-name="Definition"><text:span text:style-name="T1">1</text:span></text:span></text:a> The environmental degradation caused by oil affects the local environment, and the local populace, too: a 2019 sibling comparison study on oil spills in Nigeria found that in localities that are affected by oil spills, for every 1,000 live births, an additional 38.3 neonatal deaths occur(<text:a xlink:type="simple" xlink:href="#XBruederle2019" office:name=""><text:span text:style-name="Definition">Bruederle &amp; Hodler</text:span></text:a> <text:a xlink:type="simple" xlink:href="#XBruederle2019" office:name=""><text:span text:style-name="Definition">2019</text:span></text:a>).</text:p>
      <text:p text:style-name="Text_20_body">The most prominent technologies of pipeline operators in their fight against pipeline spills are smart pigs, leak detection systems, and SCADA systems. Smart pigs get their name from the screeching sound they make when they move through a pipeline. These devices measure utilize electromagnetic flux or ultrasonic probing to assess corrosion or mechanical damages to the pipe (<text:a xlink:type="simple" xlink:href="#XSingh2017-7" office:name=""><text:span text:style-name="Definition">Singh</text:span></text:a> <text:a xlink:type="simple" xlink:href="#XSingh2017-7" office:name=""><text:span text:style-name="Definition">2017</text:span></text:a>). Leak detection systems can be broken down into internal and external systems. Internal systems generally measure the flow of oil at two points A and B to detect any loss in between those points. External systems are external sensors that detect signs of escaping hydrocarbons, such as acoustic, hydrocarbon, or temperature sensors (<text:a xlink:type="simple" xlink:href="#XShaw2012" office:name=""><text:span text:style-name="Definition">Shaw et al.</text:span></text:a> <text:a xlink:type="simple" xlink:href="#XShaw2012" office:name=""><text:span text:style-name="Definition">2012</text:span></text:a>). Finally, SCADA systems are systems that allow an operator remotely monitor and operate lines. The operator typically sees on his screen charts of the flow at different points, can open and close valves, and startup or shutdown delivery of oil. Alarms from leak detection systems of the line are also displayed to the SCADA operator.<text:a xlink:type="simple" xlink:href="main3.html#fn2x0" office:name=""><text:span text:style-name="Definition"><text:span text:style-name="T1">2</text:span></text:span></text:a></text:p>
      <text:p text:style-name="Text_20_body">The high technology character of leak detection stands in stark contrast to the experienced reality of pipeline spills. A 2012 study commissioned by the Pipeline and Hazardous Materials Safety Administration (PHMSA) of onshore pipeline spills that occurred over a 19 month period, SCADA systems assisted in less than 25% of cases with the detection and confirmation of the spill (<text:a xlink:type="simple" xlink:href="#XShaw2012" office:name=""><text:span text:style-name="Definition">Shaw et al.</text:span></text:a> <text:a xlink:type="simple" xlink:href="#XShaw2012" office:name=""><text:span text:style-name="Definition">2012</text:span></text:a>, p. 3-33). In only 17% of cases was the operator or SCADA system listed as the initial identifier of the leak, while the public or emergency responders identified 30% of leaks (<text:a xlink:type="simple" xlink:href="#XShaw2012" office:name=""><text:span text:style-name="Definition">Shaw et al.</text:span></text:a> <text:a xlink:type="simple" xlink:href="#XShaw2012" office:name=""><text:span text:style-name="Definition">2012</text:span></text:a>, p. 3-39). How do those spills occur, even with sophisticated computer programs in place? In-depth reports that are prepared by the National Transportation Safety Board (NTSB) regularly on important pipeline spills provide some insights on the process that really takes place. A 2012 report on the Kalamazoo River oil spill for instance quotes a regional manager as saying "...I’m not convinced [that there is a problem]. We haven’t had any phone calls. I mean it’s perfect weather out here–if it’s a rupture someone’s going to notice that, you know and smell it" (<text:a xlink:type="simple" xlink:href="#XNTSB2012" office:name=""><text:span text:style-name="Definition">NTSB</text:span></text:a> <text:a xlink:type="simple" xlink:href="#XNTSB2012" office:name=""><text:span text:style-name="Definition">2012</text:span></text:a>, p. ).</text:p>
      <text:p text:style-name="Text_20_body">References </text:p>
      <text:p text:style-name="Text_20_body">    Bonvicini, S., Antonioni, G., Morra, P., &amp; Cozzani, V.  (2015). Quantitative assessment of environmental risk due to accidental spills from onshore pipelines. Process Safety and Environmental Protection, 93, 31–49. Retrieved from <text:a xlink:type="simple" xlink:href="https://linkinghub.elsevier.com/retrieve/pii/S0957582014000536" office:name=""><text:span text:style-name="Definition">https://linkinghub.elsevier.com/retrieve/pii/S0957582014000536</text:span></text:a> doi: 10.1016/j.psep.2014.04.007</text:p>
      <text:p text:style-name="Text_20_body">    Bruederle, A., &amp; Hodler, R.   (2019). Effect of oil spills on infant mortality in Nigeria. Proceedings of the National Academy of Sciences, 116(12), 5467–5471. Retrieved from <text:a xlink:type="simple" xlink:href="http://www.pnas.org/lookup/doi/10.1073/pnas.1818303116" office:name=""><text:span text:style-name="Definition">http://www.pnas.org/lookup/doi/10.1073/pnas.1818303116</text:span></text:a> doi: 10.1073/pnas.1818303116</text:p>
      <text:p text:style-name="Text_20_body">    Levinthal, D. A., &amp; March, J. G.  (1993). The Myopia of Learning. Strategic Management Journal, 14(S2), 95–112. Retrieved from <text:a xlink:type="simple" xlink:href="http://doi.wiley.com/10.1002/smj.4250141009" office:name=""><text:span text:style-name="Definition">http://doi.wiley.com/10.1002/smj.4250141009</text:span></text:a> doi: 10.1002/smj.4250141009</text:p>
      <text:p text:style-name="Text_20_body">    March, J. G.  (1991). Exploration and Exploitation in Organizational Learning. Organization Science, 2(1), 71–87. Retrieved from <text:a xlink:type="simple" xlink:href="http://pubsonline.informs.org/doi/abs/10.1287/orsc.2.1.71" office:name=""><text:span text:style-name="Definition">http://pubsonline.informs.org/doi/abs/10.1287/orsc.2.1.71</text:span></text:a> doi: 10.1287/orsc.2.1.71</text:p>
      <text:p text:style-name="Text_20_body">    NTSB.   (2012). Enbridge Incorporated Hazardous Liquid Pipeline Rupture and Release Marshall, Michigan July 25, 2010. , 164. Retrieved from <text:a xlink:type="simple" xlink:href="https://www.ntsb.gov/investigations/AccidentReports/Reports/PAR1201.pdf" office:name=""><text:span text:style-name="Definition">https://www.ntsb.gov/investigations/AccidentReports/Reports/PAR1201.pdf</text:span></text:a></text:p>
      <text:p text:style-name="Text_20_body">    Shaw, D., Phillips, M., Baker, R., Munoz, E., Rehman, H., Gibson, C., &amp; Mayernik, C.  (2012). Leak Detection Study (Tech. Rep.). Worthington, OH: Kiefner &amp; Associates. Retrieved from <text:a xlink:type="simple" xlink:href="http://www.documentcloud.org/documents/809308-leak-detection-study-dtph56-11-d-000001-final-12.html" office:name=""><text:span text:style-name="Definition">http://www.documentcloud.org/documents/809308-leak-detection-study-dtph56-11-d-000001-final-12.html</text:span></text:a></text:p>
      <text:p text:style-name="Text_20_body">    Singh, R.  (2017). Liquid Hydrocarbon Pipeline Risk Management. In Pipeline integrity. management and risk evaluation (pp. 95–125). Cambridge, MA: Gulf Professional Publis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 for Naught in the Pipeline Industry? When Learning Does Not Solve the Problem</dc:title>
  </office:meta>
</office:document-meta>
</file>